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1ea020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1ea020" officeooo:paragraph-rsid="0020584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paragraph-rsid="0020584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20584a" officeooo:paragraph-rsid="0020584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4pt" fo:font-weight="bold" officeooo:paragraph-rsid="0020584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Arial1" fo:font-size="12pt" style:font-size-asian="12pt" style:font-size-complex="12pt"/>
    </style:style>
    <style:style style:name="P9" style:family="paragraph" style:parent-style-name="Standard">
      <style:text-properties fo:color="#c9211e" loext:opacity="100%" style:font-name="Arial" fo:font-size="12pt" fo:font-style="normal" fo:font-weight="normal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text-properties fo:color="#c9211e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text-properties fo:color="#c9211e" loext:opacity="100%" style:font-name="ArialMT" fo:font-size="7pt" fo:font-style="normal" fo:font-weight="normal" officeooo:rsid="001ea020" officeooo:paragraph-rsid="001ea020" style:font-size-asian="7pt" style:font-style-asian="normal" style:font-weight-asian="normal" style:font-size-complex="12pt" style:font-weight-complex="normal"/>
    </style:style>
    <style:style style:name="P12" style:family="paragraph" style:parent-style-name="Standard">
      <style:text-properties fo:color="#1f2f42" loext:opacity="100%" style:font-name="Arial1" fo:font-size="14pt" fo:font-style="normal" fo:font-weight="bold" officeooo:paragraph-rsid="0020584a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text-properties fo:color="#000000" loext:opacity="100%" style:font-name="Arial1" fo:font-size="12pt" fo:font-style="normal" fo:font-weight="bol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P15" style:family="paragraph" style:parent-style-name="Standard">
      <style:text-properties fo:color="#000000" loext:opacity="100%" style:font-name="Arial" fo:font-size="12pt" fo:font-style="normal" fo:font-weight="normal" officeooo:rsid="001ea020" officeooo:paragraph-rsid="0020584a" style:font-size-asian="12pt" style:font-style-asian="normal" style:font-weight-asian="normal" style:font-size-complex="12pt"/>
    </style:style>
    <style:style style:name="P16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17" style:family="paragraph" style:parent-style-name="Standard">
      <style:text-properties fo:color="#000000" loext:opacity="100%" style:font-name="Arial" fo:font-size="12pt" fo:font-style="normal" fo:font-weight="normal" officeooo:paragraph-rsid="001ea020" style:font-size-asian="12pt" style:font-style-asian="normal" style:font-weight-asian="normal" style:font-size-complex="12pt"/>
    </style:style>
    <style:style style:name="P18" style:family="paragraph" style:parent-style-name="Standard">
      <style:text-properties fo:color="#000000" loext:opacity="100%" style:font-name="Arial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P19" style:family="paragraph" style:parent-style-name="Standard">
      <style:text-properties fo:color="#000000" loext:opacity="100%" style:font-name="Arial" fo:font-size="12pt" fo:font-style="normal" fo:font-weight="bold" style:font-size-asian="12pt" style:font-style-asian="normal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Arial" fo:font-size="12pt" fo:font-style="normal" fo:font-weight="bold" officeooo:rsid="001ea020" officeooo:paragraph-rsid="001ea020" style:font-size-asian="12pt" style:font-style-asian="normal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style:font-name="Arial" fo:font-size="12pt" fo:font-style="normal" fo:font-weight="bold" officeooo:rsid="0020584a" officeooo:paragraph-rsid="0020584a" style:font-size-asian="12pt" style:font-style-asian="normal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ArialMT" fo:font-size="12pt" fo:font-style="normal" fo:font-weight="normal" style:font-size-asian="12pt" style:font-style-asian="normal" style:font-weight-asian="normal" style:font-size-complex="12pt"/>
    </style:style>
    <style:style style:name="P23" style:family="paragraph" style:parent-style-name="Standard">
      <style:text-properties fo:color="#000000" loext:opacity="100%" style:font-name="ArialMT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P24" style:family="paragraph" style:parent-style-name="Standard">
      <style:text-properties style:font-name="Arial" fo:font-size="12pt" officeooo:paragraph-rsid="0021f89c" fo:background-color="#ffff00" style:font-size-asian="12pt" style:font-size-complex="12pt"/>
    </style:style>
    <style:style style:name="P25" style:family="paragraph" style:parent-style-name="Standard">
      <style:text-properties style:font-name="Arial" fo:font-size="12pt" fo:font-weight="bold" officeooo:rsid="001ea020" officeooo:paragraph-rsid="0020584a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Arial" fo:font-size="12pt" fo:font-weight="bold" officeooo:rsid="001ea020" officeooo:paragraph-rsid="0022e11e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28" style:family="paragraph" style:parent-style-name="Standard">
      <style:text-properties fo:color="#000000" loext:opacity="100%" style:font-name="Arial" fo:font-size="12pt" fo:font-style="normal" fo:font-weight="normal" officeooo:rsid="001ea020" officeooo:paragraph-rsid="0021f89c" fo:background-color="#ffff00" style:font-size-asian="12pt" style:font-style-asian="normal" style:font-weight-asian="normal" style:font-size-complex="12pt"/>
    </style:style>
    <style:style style:name="P29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fo:background-color="#ffff00" style:font-size-asian="12pt" style:font-style-asian="normal" style:font-weight-asian="normal" style:font-size-complex="12pt"/>
    </style:style>
    <style:style style:name="P30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fo:background-color="#ffff00" style:font-size-asian="12pt" style:font-style-asian="normal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style:font-name="Arial" fo:font-size="12pt" fo:font-style="normal" fo:font-weight="normal" fo:background-color="#ffff00" style:font-size-asian="12pt" style:font-style-asian="normal" style:font-weight-asian="normal" style:font-size-complex="12pt"/>
    </style:style>
    <style:style style:name="P32" style:family="paragraph" style:parent-style-name="Standard">
      <style:text-properties fo:color="#000000" loext:opacity="100%" style:font-name="Arial" fo:font-size="12pt" fo:font-style="normal" fo:font-weight="bold" officeooo:rsid="001ea020" officeooo:paragraph-rsid="0020584a" style:font-size-asian="12pt" style:font-style-asian="normal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text-line-through-style="solid" style:text-line-through-type="single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34" style:family="paragraph" style:parent-style-name="Standard">
      <style:text-properties fo:color="#000000" loext:opacity="100%" style:text-line-through-style="solid" style:text-line-through-type="single" style:font-name="Arial" fo:font-size="12pt" fo:font-style="normal" fo:font-weight="normal" officeooo:rsid="001ea020" officeooo:paragraph-rsid="0021f89c" style:font-size-asian="12pt" style:font-style-asian="normal" style:font-weight-asian="normal" style:font-size-complex="12pt"/>
    </style:style>
    <style:style style:name="P35" style:family="paragraph" style:parent-style-name="Standard">
      <style:text-properties fo:color="#000000" loext:opacity="100%" style:text-line-through-style="solid" style:text-line-through-type="single" style:font-name="Arial" fo:font-size="12pt" fo:font-style="normal" fo:font-weight="normal" style:font-size-asian="12pt" style:font-style-asian="normal" style:font-weight-asian="normal" style:font-size-complex="12pt"/>
    </style:style>
    <style:style style:name="P36" style:family="paragraph" style:parent-style-name="Standard">
      <style:text-properties fo:color="#000000" loext:opacity="100%" style:text-line-through-style="solid" style:text-line-through-type="single" style:font-name="Arial" fo:font-size="12pt" fo:font-style="normal" fo:font-weight="normal" officeooo:paragraph-rsid="001ea020" style:font-size-asian="12pt" style:font-style-asian="normal" style:font-weight-asian="normal" style:font-size-complex="12pt"/>
    </style:style>
    <style:style style:name="P37" style:family="paragraph" style:parent-style-name="Standard">
      <style:text-properties fo:color="#000000" loext:opacity="100%" style:text-line-through-style="none" style:text-line-through-type="none" style:font-name="Arial" fo:font-size="12pt" fo:font-style="normal" fo:font-weight="normal" officeooo:paragraph-rsid="001ea020" fo:background-color="#ffff00" style:font-size-asian="12pt" style:font-style-asian="normal" style:font-weight-asian="normal" style:font-size-complex="12pt"/>
    </style:style>
    <style:style style:name="P38" style:family="paragraph" style:parent-style-name="Standard">
      <style:text-properties style:text-line-through-style="solid" style:text-line-through-type="single" style:font-name="Arial" fo:font-size="12pt" style:font-size-asian="12pt" style:font-size-complex="12pt"/>
    </style:style>
    <style:style style:name="T1" style:family="text">
      <style:text-properties officeooo:rsid="001ea020"/>
    </style:style>
    <style:style style:name="T2" style:family="text">
      <style:text-properties fo:color="#000000" loext:opacity="100%" style:font-name="ArialMT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color="#000000" loext:opacity="100%" fo:font-style="normal" fo:font-weight="normal" officeooo:rsid="001ea020" style:font-style-asian="normal" style:font-weight-asian="normal"/>
    </style:style>
    <style:style style:name="T5" style:family="text">
      <style:text-properties fo:color="#000000" loext:opacity="100%" fo:font-style="normal" style:font-style-asian="normal"/>
    </style:style>
    <style:style style:name="T6" style:family="text">
      <style:text-properties fo:color="#000000" loext:opacity="100%" fo:font-style="normal" officeooo:rsid="001ea020" style:font-style-asian="normal"/>
    </style:style>
    <style:style style:name="T7" style:family="text">
      <style:text-properties fo:color="#000000" loext:opacity="100%" fo:font-style="normal" officeooo:rsid="0020584a" style:font-style-asian="normal"/>
    </style:style>
    <style:style style:name="T8" style:family="text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color="#000000" loext:opacity="100%" fo:font-size="12pt" fo:font-style="normal" style:font-size-asian="12pt" style:font-style-asian="normal" style:font-size-complex="12pt"/>
    </style:style>
    <style:style style:name="T10" style:family="text">
      <style:text-properties officeooo:rsid="0020584a"/>
    </style:style>
    <style:style style:name="T11" style:family="text">
      <style:text-properties fo:color="#1f2f42" loext:opacity="100%" fo:font-style="normal" style:font-style-asian="normal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style:font-style-asian="normal" style:font-weight-asian="normal" style:font-weight-complex="bold"/>
    </style:style>
    <style:style style:name="T14" style:family="text">
      <style:text-properties fo:font-style="normal" fo:font-weight="bold" style:font-style-asian="normal" style:font-weight-asian="bold"/>
    </style:style>
    <style:style style:name="T15" style:family="text">
      <style:text-properties officeooo:rsid="0021f89c"/>
    </style:style>
    <style:style style:name="T16" style:family="text">
      <style:text-properties officeooo:rsid="0022e11e"/>
    </style:style>
    <style:style style:name="T17" style:family="text">
      <style:text-properties officeooo:rsid="0022e11e" fo:background-color="#ffff00" loext:char-shading-value="0"/>
    </style:style>
    <style:style style:name="T18" style:family="text">
      <style:text-properties officeooo:rsid="0022e11e" fo:background-color="#ffff00" loext:char-shading-value="0"/>
    </style:style>
    <style:style style:name="T19" style:family="text">
      <style:text-properties officeooo:rsid="00237d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11">BOLETÍN 6 </text:span></text:p>
      <text:p text:style-name="P12"/>
      <text:p text:style-name="P7"><text:span text:style-name="T5">DTD </text:span><text:span text:style-name="T9"><text:s/>Elementos con atributos</text:span></text:p>
      <text:p text:style-name="P13"/>
      <text:p text:style-name="P8"><text:span text:style-name="T12">Los siguientes documentos no son válidos porque contienen uno o dos errores (los errores </text:span><text:span text:style-name="T14">no </text:span><text:span text:style-name="T12">están en la DTD interna). Corrige los errores y comprueba </text:span><text:span text:style-name="T13">que ya son documentos válidos.</text:span></text:p>
      <text:p text:style-name="P4"><text:s/></text:p>
      <text:p text:style-name="P4"/>
      <text:p text:style-name="P4"><text:span text:style-name="T10">EJERCICIO </text:span>1</text:p>
      <text:p text:style-name="P1">&lt;?xml version="1.0" encoding="UTF-8"?&gt;</text:p>
      <text:p text:style-name="P1">&lt;!DOCTYPE persona [</text:p>
      <text:p text:style-name="P1">&lt;!ELEMENT persona EMPTY&gt;</text:p>
      <text:p text:style-name="P1">&lt;!ATTLIST persona nombre CDATA #IMPLIED&gt;</text:p>
      <text:p text:style-name="P1">]&gt;</text:p>
      <text:p text:style-name="P38">&lt;persona dni="03141592E" /&gt;</text:p>
      <text:p text:style-name="P24">&lt;persona <text:span text:style-name="T15">nombre</text:span>="<text:span text:style-name="T15">Nicolas</text:span>" /&gt;</text:p>
      <text:p text:style-name="P3"/>
      <text:p text:style-name="P5"><text:span text:style-name="T1"><text:s/></text:span><text:span text:style-name="T10">EJERCICIO </text:span><text:span text:style-name="T1">2</text:span></text:p>
      <text:p text:style-name="P15">&lt;?xml version="1.0" encoding="UTF-8"?&gt;</text:p>
      <text:p text:style-name="P16">&lt;!DOCTYPE pelicula [</text:p>
      <text:p text:style-name="P16">&lt;!ELEMENT pelicula EMPTY&gt;</text:p>
      <text:p text:style-name="P16">&lt;!ATTLIST pelicula titulo CDATA #IMPLIED&gt;</text:p>
      <text:p text:style-name="P16">]&gt;</text:p>
      <text:p text:style-name="P34">&lt;pelicula titulo="La diligencia" genero="oeste" /&gt;</text:p>
      <text:p text:style-name="P28">&lt;pelicula titulo="La diligencia oeste" /&gt;</text:p>
      <text:p text:style-name="P16"/>
      <text:p text:style-name="P20"/>
      <text:p text:style-name="P4"><text:span text:style-name="T5"><text:s/></text:span><text:span text:style-name="T7">EJERCICIO </text:span><text:span text:style-name="T5">3</text:span></text:p>
      <text:p text:style-name="P16"><text:s/>&lt;?xml version="1.0" encoding="UTF-8"?&gt;</text:p>
      <text:p text:style-name="P14">&lt;!DOCTYPE cuadros [</text:p>
      <text:p text:style-name="P14">&lt;!ELEMENT cuadros (cuadro*)&gt;</text:p>
      <text:p text:style-name="P14">&lt;!ELEMENT cuadro EMPTY&gt;</text:p>
      <text:p text:style-name="P14">&lt;!ATTLIST cuadro titulo ID #REQUIRED&gt;</text:p>
      <text:p text:style-name="P14">&lt;!ATTLIST cuadro autor CDATA #REQUIRED&gt;</text:p>
      <text:p text:style-name="P14">]&gt;</text:p>
      <text:p text:style-name="P35">&lt;cuadros&gt;</text:p>
      <text:p text:style-name="P35">&lt;cuadro titulo="Adán y Eva" autor="Alberto Durero" /&gt;</text:p>
      <text:p text:style-name="P35">&lt;cuadro autor="Lucas Cranach, el viejo" titulo="Adán<text:span text:style-name="T15">Y</text:span>Eva" /&gt;</text:p>
      <text:p text:style-name="P33">&lt;/cuadros&gt;</text:p>
      <text:p text:style-name="P30">&lt;cuadros&gt;</text:p>
      <text:p text:style-name="P30">&lt;cuadro titulo="AdánYEva" autor="Alberto Durero" /&gt;</text:p>
      <text:p text:style-name="P30">&lt;cuadro titulo="AdánEEva" autor="Lucas Cranach el viejo"/&gt;</text:p>
      <text:p text:style-name="P30">&lt;/cuadros&gt;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<text:s/></text:span><text:span text:style-name="T7">EJERCICIO</text:span><text:span text:style-name="T5"> 4</text:span></text:p>
      <text:p text:style-name="P16"><text:s/>&lt;?xml version="1.0" encoding="UTF-8"?&gt;</text:p>
      <text:p text:style-name="P14">&lt;!DOCTYPE listaCompra [</text:p>
      <text:p text:style-name="P14">&lt;!ELEMENT listaCompra (item*)&gt;</text:p>
      <text:p text:style-name="P14">&lt;!ELEMENT item EMPTY&gt;</text:p>
      <text:p text:style-name="P14">&lt;!ATTLIST item nombre CDATA #REQUIRED&gt;</text:p>
      <text:p text:style-name="P14">&lt;!ATTLIST item cantidad CDATA #REQUIRED&gt;</text:p>
      <text:p text:style-name="P14">]&gt;</text:p>
      <text:p text:style-name="P35">&lt;listaCompra&gt;</text:p>
      <text:p text:style-name="P35">&lt;leche cantidad="12 litros" &gt;&lt;/leche&gt;</text:p>
      <text:p text:style-name="P35">&lt;pan cantidad="3 barras de cuarto" /&gt;</text:p>
      <text:p text:style-name="P33">&lt;/listaCompra&gt;</text:p>
      <text:p text:style-name="P29">&lt;listaCompra&gt;</text:p>
      <text:p text:style-name="P29">&lt;item nombre="leche" cantidad="12 litros" &gt;&lt;/item&gt;</text:p>
      <text:p text:style-name="P29">&lt;item nombre="pan" cantidad="3 barras de cuarto" /&gt;</text:p>
      <text:p text:style-name="P29">&lt;/listaCompra&gt;</text:p>
      <text:p text:style-name="P29"/>
      <text:p text:style-name="P4"><text:span text:style-name="T5"><text:s/></text:span><text:span text:style-name="T7">EJERCICIO </text:span><text:span text:style-name="T5">5</text:span></text:p>
      <text:p text:style-name="P2"><text:span text:style-name="T4"><text:s text:c="2"/></text:span><text:span text:style-name="T3">&lt;?xml version="1.0" encoding="UTF-8"?&gt;</text:span></text:p>
      <text:p text:style-name="P14">&lt;!DOCTYPE futbol [</text:p>
      <text:p text:style-name="P14">&lt;!ELEMENT futbol (jugador*)&gt;</text:p>
      <text:p text:style-name="P14">&lt;!ELEMENT jugador EMPTY&gt;</text:p>
      <text:p text:style-name="P14">&lt;!ATTLIST jugador nombre NMTOKENS #REQUIRED&gt;</text:p>
      <text:p text:style-name="P14">&lt;!ATTLIST jugador codigo ID #REQUIRED&gt;</text:p>
      <text:p text:style-name="P14">]&gt;</text:p>
      <text:p text:style-name="P35">&lt;futbol&gt;</text:p>
      <text:p text:style-name="P35">&lt;jugador nombre="Alfredo Di Stéfano" codigo="1"/&gt;</text:p>
      <text:p text:style-name="P35">&lt;jugador nombre="Edison Arantes do Nascimento, Pelé" codigo="2" /&gt;</text:p>
      <text:p text:style-name="P35">&lt;jugador nombre="Diego Armando Maradona" codigo="3" /&gt;</text:p>
      <text:p text:style-name="P35">&lt;jugador nombre="Johan Cruyff" codigo="4" /&gt;</text:p>
      <text:p text:style-name="P36">&lt;/futbol&gt;</text:p>
      <text:p text:style-name="P37">&lt;futbol&gt;</text:p>
      <text:p text:style-name="P37">&lt;jugador nombre="Alfredo Di Stéfano" codigo="A1"/&gt;</text:p>
      <text:p text:style-name="P37">&lt;jugador nombre="Edison Arantes do Nascimento_Pelé" codigo="A2" /&gt;</text:p>
      <text:p text:style-name="P37">&lt;jugador nombre="Diego Armando Maradona" codigo="A3" /&gt;</text:p>
      <text:p text:style-name="P37">&lt;jugador nombre="Johan Cruyff" codigo="A4" /&gt;</text:p>
      <text:p text:style-name="P37">&lt;/futbol&gt;</text:p>
      <text:p text:style-name="P17"/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<text:s/></text:span><text:span text:style-name="T7">EJERCICIO </text:span><text:span text:style-name="T5">6</text:span></text:p>
      <text:p text:style-name="P16"><text:s/>&lt;?xml version="1.0" encoding="UTF-8"?&gt;</text:p>
      <text:p text:style-name="P35">&lt;!DOCTYPE futbol [</text:p>
      <text:p text:style-name="P35">&lt;!ELEMENT futbol ((jugador|equipo)*)&gt;</text:p>
      <text:p text:style-name="P35">&lt;!ELEMENT jugador EMPTY&gt;</text:p>
      <text:p text:style-name="P35">&lt;!ATTLIST jugador nombre NMTOKENS #REQUIRED&gt;</text:p>
      <text:p text:style-name="P35">&lt;!ATTLIST jugador codigo ID #REQUIRED&gt;</text:p>
      <text:p text:style-name="P35">&lt;!ELEMENT equipo EMPTY&gt;</text:p>
      <text:p text:style-name="P35">&lt;!ATTLIST equipo nombre CDATA #REQUIRED&gt;</text:p>
      <text:p text:style-name="P35">&lt;!ATTLIST equipo jugadores IDREFS #IMPLIED&gt;</text:p>
      <text:p text:style-name="P35">]&gt;</text:p>
      <text:p text:style-name="P35">&lt;futbol&gt;</text:p>
      <text:p text:style-name="P35">&lt;jugador nombre="Alfredo Di Stéfano" codigo="ads"/&gt;</text:p>
      <text:p text:style-name="P35">&lt;jugador nombre="Edison Arantes do Nascimento" codigo="ean" /&gt;</text:p>
      <text:p text:style-name="P35">&lt;jugador nombre="Diego Armando Maradona" codigo="dam" /&gt;</text:p>
      <text:p text:style-name="P35">&lt;jugador nombre="Johan Cruyff" codigo="jc" /&gt;</text:p>
      <text:p text:style-name="P35">&lt;equipo nombre="Società Sportiva Calcio Napoli" jugadores="Maradona" /&gt;</text:p>
      <text:p text:style-name="P35">&lt;equipo nombre="Futbol Club Barcelona" jugadores="Cruyff, Maradona" /&gt;</text:p>
      <text:p text:style-name="P33">&lt;/futbol&gt;</text:p>
      <text:p text:style-name="P29">&lt;futbol&gt;</text:p>
      <text:p text:style-name="P29">&lt;jugador nombre="Alfredo Di Stéfano" codigo="ads"/&gt;</text:p>
      <text:p text:style-name="P29">&lt;jugador nombre="Edison Arantes do Nascimento" codigo="ean" /&gt;</text:p>
      <text:p text:style-name="P29">&lt;jugador nombre="Diego Armando Maradona" codigo="dam" /&gt;</text:p>
      <text:p text:style-name="P29">&lt;jugador nombre="Johan Cruyff" codigo="jc" /&gt;</text:p>
      <text:p text:style-name="P29">&lt;equipo nombre="Società Sportiva Calcio Napoli" jugadores="dam" /&gt;</text:p>
      <text:p text:style-name="P29">&lt;equipo nombre="Futbol Club Barcelona" jugadores="jc dam" /&gt;</text:p>
      <text:p text:style-name="P29">&lt;/futbol&gt;</text:p>
      <text:p text:style-name="P16"/>
      <text:p text:style-name="P10"><text:s/>Los siguientes documentos no son válidos porque contienen errores (los errores están en la DTD interna). Corrige los errores y comprueba que ya son</text:p>
      <text:p text:style-name="P9">documentos válidos. Casi siempre habrá varias maneras de corregir la DTD, intenta elegir la más sencilla.</text:p>
      <text:p text:style-name="P11"/>
      <text:p text:style-name="P20"/>
      <text:p text:style-name="P4"><text:span text:style-name="T5"><text:s/></text:span><text:span text:style-name="T7">EJERCICIO </text:span><text:span text:style-name="T5">7</text:span></text:p>
      <text:p text:style-name="P16"><text:s/>&lt;?xml version="1.0" encoding="UTF-8"?&gt;</text:p>
      <text:p text:style-name="P14">&lt;!DOCTYPE libro [</text:p>
      <text:p text:style-name="P14">&lt;!ELEMENT libro EMPTY&gt;</text:p>
      <text:p text:style-name="P14">&lt;!ATTLIST libro autor NMTOKEN<text:span text:style-name="T18">S</text:span> #REQUIRED&gt;</text:p>
      <text:p text:style-name="P14">]&gt;</text:p>
      <text:p text:style-name="P14">&lt;libro autor="Mario Vargas LLosa" /&gt;</text:p>
      <text:p text:style-name="P14"/>
      <text:p text:style-name="P14"/>
      <text:p text:style-name="P14"/>
      <text:p text:style-name="P19"/>
      <text:p text:style-name="P19"/>
      <text:p text:style-name="P26"><text:span text:style-name="T5"><text:s/></text:span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oft-page-break/><text:span text:style-name="T7">EJERCICIO </text:span><text:span text:style-name="T5">8</text:span></text:p>
      <text:p text:style-name="P16"><text:s/>&lt;?xml version="1.0" encoding="UTF-8"?&gt;</text:p>
      <text:p text:style-name="P35">&lt;!DOCTYPE inventores [</text:p>
      <text:p text:style-name="P35">&lt;!ELEMENT inventores&gt;</text:p>
      <text:p text:style-name="P35">&lt;!ELEMENT inventor EMPTY&gt;</text:p>
      <text:p text:style-name="P35">&lt;!ATTLIST inventor invento CDATA #REQUIRED&gt;</text:p>
      <text:p text:style-name="P35">&lt;!ATTLIST inventor nombre ID #REQUIRED&gt;</text:p>
      <text:p text:style-name="P35">]&gt;</text:p>
      <text:p text:style-name="P31">&lt;!DOCTYPE inventores [</text:p>
      <text:p text:style-name="P31">&lt;!ELEMENT inventores (inventor*)&gt;</text:p>
      <text:p text:style-name="P31">&lt;!ELEMENT inventor EMPTY&gt;</text:p>
      <text:p text:style-name="P31">&lt;!ATTLIST inventor invento CDATA #REQUIRED&gt;</text:p>
      <text:p text:style-name="P31">&lt;!ATTLIST inventor nombre NMTOKENS #IMPLIED&gt;</text:p>
      <text:p text:style-name="P31">]&gt;</text:p>
      <text:p text:style-name="P14">&lt;inventores&gt;</text:p>
      <text:p text:style-name="P14">&lt;inventor nombre="Robert Adler" invento="Mando a distancia" /&gt;</text:p>
      <text:p text:style-name="P14">&lt;inventor nombre="Laszlo Josef Biro" invento="Bolígrafo" /&gt;</text:p>
      <text:p text:style-name="P14">&lt;inventor nombre="Josephine Garis Cochran" invento="Lavaplatos" /&gt;</text:p>
      <text:p text:style-name="P14">&lt;inventor invento="Fuego" /&gt;</text:p>
      <text:p text:style-name="P16">&lt;/inventores&gt;</text:p>
      <text:p text:style-name="P20"/>
      <text:p text:style-name="P4"><text:span text:style-name="T5"><text:s/></text:span><text:span text:style-name="T7">EJERCICIO 9</text:span></text:p>
      <text:p text:style-name="P15">&lt;?xml version="1.0" encoding="UTF-8"?&gt;</text:p>
      <text:p text:style-name="P33">&lt;!DOCTYPE cosasPorHacer [</text:p>
      <text:p text:style-name="P33">&lt;!ELEMENT cosasPorHacer (cosa)&gt;</text:p>
      <text:p text:style-name="P33">&lt;!ELEMENT cosa EMPTY&gt;</text:p>
      <text:p text:style-name="P33">&lt;!ATTLIST cosa fecha CDATA #REQUIRED&gt;</text:p>
      <text:p text:style-name="P33">&lt;!ATTLIST cosa asunto CDATA #REQUIRED&gt;</text:p>
      <text:p text:style-name="P33">&lt;!ATTLIST cosa fechaLimite CDATA #REQUIRED&gt;</text:p>
      <text:p text:style-name="P33">]&gt;</text:p>
      <text:p text:style-name="P29">&lt;!DOCTYPE cosasPorHacer [</text:p>
      <text:p text:style-name="P29">&lt;!ELEMENT cosasPorHacer (cosa*)&gt;</text:p>
      <text:p text:style-name="P29">&lt;!ELEMENT cosa (#PCDATA)&gt;</text:p>
      <text:p text:style-name="P29">&lt;!ATTLIST cosa fecha CDATA #REQUIRED&gt;</text:p>
      <text:p text:style-name="P29">&lt;!ATTLIST cosa asunto CDATA #IMPLIED&gt;</text:p>
      <text:p text:style-name="P29">&lt;!ATTLIST cosa fechaLimite CDATA #REQUIRED&gt;</text:p>
      <text:p text:style-name="P29">]&gt;</text:p>
      <text:p text:style-name="P16">&lt;cosasPorHacer&gt;</text:p>
      <text:p text:style-name="P16">&lt;cosa fecha="20 de febrero de 2011" fechaLimite="1 de marzo de 2011"&gt;</text:p>
      <text:p text:style-name="P16">Preparar ejercicios de DTDs&lt;/cosa&gt;</text:p>
      <text:p text:style-name="P16">&lt;cosa fecha="21 de febrero de 2011" fechaLimite="5 de marzo de 2011"&gt;</text:p>
      <text:p text:style-name="P16">Preparar tema XSLT&lt;/cosa&gt;</text:p>
      <text:p text:style-name="P16">&lt;/cosasPorHacer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6"><text:soft-page-break/><text:span text:style-name="T6"><text:s/></text:span><text:span text:style-name="T5">EJERCICIO 10</text:span></text:p>
      <text:p text:style-name="P18"><text:s/>&lt;?xml version="1.0" encoding="UTF-8"?&gt;</text:p>
      <text:p text:style-name="P35">&lt;!DOCTYPE resoluciones [</text:p>
      <text:p text:style-name="P35">&lt;!ELEMENT resoluciones EMPTY&gt;</text:p>
      <text:p text:style-name="P35">&lt;!ATTLIST resoluciones nombre NMTOKEN #REQUIRED&gt;</text:p>
      <text:p text:style-name="P35">&lt;!ATTLIST resoluciones alto CDATA #REQUIRED&gt;</text:p>
      <text:p text:style-name="P35">&lt;!ATTLIST resoluciones ancho CDATA #REQUIRED&gt;</text:p>
      <text:p text:style-name="P35">]&gt;</text:p>
      <text:p text:style-name="P31">&lt;!DOCTYPE resoluciones [</text:p>
      <text:p text:style-name="P31">&lt;!ELEMENT resoluciones (resolucion*)&gt;</text:p>
      <text:p text:style-name="P31">&lt;!ELEMENT resolucion EMPTY&gt;</text:p>
      <text:p text:style-name="P31">&lt;!ATTLIST resolucion nombre NMTOKENS #REQUIRED&gt;</text:p>
      <text:p text:style-name="P31">&lt;!ATTLIST resolucion alto CDATA #REQUIRED&gt;</text:p>
      <text:p text:style-name="P31">&lt;!ATTLIST resolucion ancho CDATA #REQUIRED&gt;</text:p>
      <text:p text:style-name="P31">]&gt;</text:p>
      <text:p text:style-name="P14">&lt;resoluciones&gt;</text:p>
      <text:p text:style-name="P14">&lt;resolucion nombre="VGA" alto="480" ancho="640" /&gt;</text:p>
      <text:p text:style-name="P14">&lt;resolucion nombre="XGA" alto="1024" ancho="768" /&gt;</text:p>
      <text:p text:style-name="P14">&lt;resolucion nombre="HD 1080" alto="1920" ancho="1080" /&gt;</text:p>
      <text:p text:style-name="P18">&lt;/resoluciones&gt;</text:p>
      <text:p text:style-name="P21"/>
      <text:p text:style-name="P32"/>
      <text:p text:style-name="P6"><text:span text:style-name="T6"><text:s/></text:span><text:span text:style-name="T5">EJERCICIO 11</text:span></text:p>
      <text:p text:style-name="P18"><text:s/>&lt;?xml version="1.0" encoding="UTF-8"?&gt;</text:p>
      <text:p text:style-name="P35">&lt;!DOCTYPE albumesMortadelo [</text:p>
      <text:p text:style-name="P35">&lt;!ELEMENT albumesMortadelo (album*)&gt;</text:p>
      <text:p text:style-name="P35">&lt;!ELEMENT album (nombre, fecha)&gt;</text:p>
      <text:p text:style-name="P35">&lt;!ATTLIST album nombre CDATA #REQUIRED&gt;</text:p>
      <text:p text:style-name="P35">&lt;!ATTLIST album fecha(1969,1970,1971,1972,1973,1974) #REQUIRED&gt;</text:p>
      <text:p text:style-name="P35">]&gt;</text:p>
      <text:p text:style-name="P31">&lt;!DOCTYPE albumesMortadelo [</text:p>
      <text:p text:style-name="P31">&lt;!ELEMENT albumesMortadelo (album*)&gt;</text:p>
      <text:p text:style-name="P31">&lt;!ELEMENT album EMPTY&gt;</text:p>
      <text:p text:style-name="P31">&lt;!ATTLIST album nombre CDATA #REQUIRED&gt;</text:p>
      <text:p text:style-name="P31">&lt;!ATTLIST album fecha (1969 | 1971 | <text:span text:style-name="T19">1972 | </text:span>1973 | 1974) #IMPLIED&gt;</text:p>
      <text:p text:style-name="P31"><text:s/>]&gt;</text:p>
      <text:p text:style-name="P14">&lt;albumesMortadelo&gt;</text:p>
      <text:p text:style-name="P14">&lt;album nombre="El sulfato atómico" fecha="1969"/&gt;</text:p>
      <text:p text:style-name="P14">&lt;album nombre="La caja de diez cerrojos" fecha="1971"/&gt;</text:p>
      <text:p text:style-name="Standard"><text:span text:style-name="T8">&lt;album nombre="El otro yo </text:span><text:span text:style-name="T2">del profesor Bacterio" fecha="1973"/&gt;</text:span></text:p>
      <text:p text:style-name="P22">&lt;album nombre="Los cacharros majaretas" fecha="1974"/&gt;</text:p>
      <text:p text:style-name="P23">&lt;/albumesMortadelo&gt;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2:45.413000000</meta:creation-date>
    <dc:date>2022-10-03T12:32:35.360925547</dc:date>
    <meta:editing-duration>PT30M36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5" meta:paragraph-count="191" meta:word-count="749" meta:character-count="6315" meta:non-whitespace-character-count="5730"/>
  </office:meta>
</office:document-meta>
</file>